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Course Assistants - What are they and how do I become one?</text:p>
      <text:p text:style-name="Author"><text:a xlink:type="simple" xlink:href="https://csci-1301.github.io/about#authors" office:name=""><text:span text:style-name="Definition">https://csci-1301.github.io/about#authors</text:span></text:a></text:p>
      <text:p text:style-name="Date">September 5, 2023 (05:1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gra"/>What Is the Difference With a GRA?<text:bookmark-end text:name="what-is-the-difference-with-a-gra"/></text:h>
      <text:p text:style-name="First_20_paragraph"><text:span text:style-name="T1">Graduate</text:span> Course Assistants (GRA) hold a bachelor and are generally PhD or Master student. Their duties generally overlap with those of the instructors and those of the UCAs, as they are the first point of contact of UCAs, design projects, organize the schedule of the tutoring center and of the labs.</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urse Assistants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52Z</meta:creation-date>
    <dc:date>2023-09-05T21:12:52Z</dc:date>
    <meta:user-defined meta:name="date" meta:value-type="string">September   5, 2023 (05:1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